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Bitstream Vera Sans Mono1" svg:font-family="'Bitstream Vera Sans Mono'" style:font-adornments="Bold"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Heading_20_1">
      <style:paragraph-properties fo:text-align="start" style:justify-single-word="false"/>
    </style:style>
    <style:style style:name="P9" style:family="paragraph" style:parent-style-name="Heading_20_1">
      <style:paragraph-properties fo:break-before="page"/>
    </style:style>
    <style:style style:name="P10" style:family="paragraph" style:parent-style-name="Heading">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style>
    <style:style style:name="T5" style:family="text">
      <style:text-properties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GL Shader Language (GLSL)<text:line-break/>Execution Environment</text:p>
      <text:p text:style-name="P5"/>
      <text:h text:style-name="Heading_20_1" text:outline-level="1">Fixed functionality OpenGL geometry pipeline:</text:h>
      <text:p text:style-name="Text_20_body"><draw:frame draw:style-name="fr1" draw:name="Object1" text:anchor-type="paragraph" svg:x="0.2571in" svg:y="0.0173in" svg:width="6.7453in" svg:height="0.7335in" draw:z-index="0"><draw:object xlink:href="./Object 1" xlink:type="simple" xlink:show="embed" xlink:actuate="onLoad"/><draw:image xlink:href="./ObjectReplacements/Object 1" xlink:type="simple" xlink:show="embed" xlink:actuate="onLoad"/></draw:frame>Vertices (and associated attributes) enter the pipeline from any of:</text:p>
      <text:p text:style-name="Text_20_body"><text:tab/>glVertex, and glColor, glMaterial, glNormal, glTexCoord</text:p>
      <text:p text:style-name="Text_20_body"><text:tab/>Vertex arrays (client side): glVertexPointer, …, and glDrawElements, …</text:p>
      <text:p text:style-name="Text_20_body"><text:tab/>Display lists containing glVertex, … or glVertexPointer, …</text:p>
      <text:p text:style-name="Text_20_body"><text:tab/>Vertex arrays (server side buffer objects) <text:s/>(New in OpenGL 1.5)<text:tab/></text:p>
      <text:p text:style-name="Text_20_body"><text:tab/>Evaluators: <text:s/>Produces vertices and attributes by evaluating surfaces/curves.</text:p>
      <text:p text:style-name="Text_20_body">Per-vertex operations:</text:p>
      <text:p text:style-name="Text_20_body"><text:tab/>Vertices transformed by ModelView and Projection matrices</text:p>
      <text:p text:style-name="Text_20_body"><text:tab/>Normals transformed by (inverse of) ModelView matrix</text:p>
      <text:p text:style-name="Text_20_body"><text:tab/>Texture coordinates are transformed by Texture matrix</text:p>
      <text:p text:style-name="Text_20_body"><text:tab/>Texture coordinates (may be) automatically generated.</text:p>
      <text:p text:style-name="Text_20_body"><text:tab/>Per-vertex lighting (for Gouraud shading) is calculated.</text:p>
      <text:p text:style-name="Text_20_body">Primitive assembly:</text:p>
      <text:p text:style-name="Text_20_body"><text:tab/>Assemble stream of vertices/attributes into </text:p>
      <text:p text:style-name="Text_20_body"><text:tab/><text:tab/>GL_POINTS,<text:tab/>GL_LINES, GL_LINE_STRIP, GL_TRIANGLES, GL_QUADS, …</text:p>
      <text:p text:style-name="Text_20_body">Primitive processing:</text:p>
      <text:p text:style-name="Text_20_body"><text:tab/>Clipping </text:p>
      <text:p text:style-name="Text_20_body"><text:tab/>Culling (Back-facing, front-facing …)</text:p>
      <text:p text:style-name="Text_20_body"><text:tab/>Homogeneous division</text:p>
      <text:p text:style-name="Text_20_body">Rasterization</text:p>
      <text:p text:style-name="Text_20_body"><text:tab/>Conversion to fragments: Fragment = (pixel, depth, associated values)</text:p>
      <text:p text:style-name="Text_20_body">Fragment Processing</text:p>
      <text:p text:style-name="Text_20_body"><text:tab/>Texture mapping</text:p>
      <text:p text:style-name="Text_20_body"><text:tab/>Fog</text:p>
      <text:p text:style-name="Text_20_body">Per-fragment Operations</text:p>
      <text:p text:style-name="Text_20_body"><text:tab/>Depth test</text:p>
      <text:p text:style-name="Text_20_body"><text:tab/>Stencil test</text:p>
      <text:p text:style-name="Text_20_body"><text:s/><text:tab/>Other tests</text:p>
      <text:p text:style-name="Text_20_body"><text:tab/>Blending</text:p>
      <text:p text:style-name="Text_20_body">Frame buffer Operations</text:p>
      <text:p text:style-name="Text_20_body"><text:tab/>Controls which frame-buffer: font, back, left, right</text:p>
      <text:p text:style-name="Text_20_body"><text:tab/>Writing to the frame buffer (color, depth, stencil, aux… buffers).</text:p>
      <text:p text:style-name="Text_20_body"><text:tab/>Masking writes to buffers</text:p>
      <text:h text:style-name="Heading_20_1" text:outline-level="1">How shaders fit into the pipeline</text:h>
      <text:p text:style-name="Text_20_body">Shaders are small programs that execute at specific points in the pipeline</text:p>
      <text:p text:style-name="Text_20_body"><text:tab/>Types are <text:span text:style-name="T2">vertex shader</text:span><text:span text:style-name="T3">, </text:span><text:span text:style-name="T2">fragment shader </text:span><text:span text:style-name="T3">(or pixel), and </text:span><text:span text:style-name="T2">geometry shader</text:span><text:span text:style-name="T3"> (future)</text:span></text:p>
      <text:p text:style-name="Text_20_body"><text:tab/>A <text:span text:style-name="T2">vertex shader</text:span><text:span text:style-name="T3"> </text:span>replaces ALL functionality of per-vertex block.</text:p>
      <text:p text:style-name="Text_20_body"><text:tab/>A <text:span text:style-name="T2">fragment shader </text:span>replaces ALL functionality of fragment-processing block.</text:p>
      <text:p text:style-name="Text_20_body"><text:tab/>When either one is not specified the fixed functionality is used.</text:p>
      <text:p text:style-name="Text_20_body"><text:tab/>No other parts of the pipeline are affected by shaders.</text:p>
      <text:h text:style-name="Heading_20_1" text:outline-level="1"><text:line-break/></text:h>
      <text:p text:style-name="P10">Communication between Application, Shaders, and OpenGL</text:p>
      <text:h text:style-name="Heading_20_1" text:outline-level="1"><draw:frame draw:style-name="fr1" draw:name="Object2" text:anchor-type="paragraph" svg:x="0.2945in" svg:y="0.1583in" svg:width="7.2016in" svg:height="2.6508in" draw:z-index="1"><draw:object xlink:href="./Object 2" xlink:type="simple" xlink:show="embed" xlink:actuate="onLoad"/><draw:image xlink:href="./ObjectReplacements/Object 2" xlink:type="simple" xlink:show="embed" xlink:actuate="onLoad"/></draw:frame>Normal variables</text:h>
      <text:p text:style-name="Text_20_body">Built-in or user-defined</text:p>
      <text:p text:style-name="Text_20_body">For communicating app=&gt;shader or shader=&gt;shader</text:p>
      <text:h text:style-name="Heading_20_2" text:outline-level="2">Uniform variables (RO)</text:h>
      <text:p text:style-name="Text_20_body">Values set by the application that change rarely (at most per-primitive)<text:tab/></text:p>
      <text:p text:style-name="Text_20_body">Read by either shader</text:p>
      <text:p text:style-name="Text_20_body">Built-in: gl_ModelViewMatrix, gl_FrontMaterial, gl_LightSource[], … <text:span text:style-name="T2">(lots more)</text:span></text:p>
      <text:p text:style-name="Text_20_body">User defined: At least 64 floats (for fragment shader), At least 512 floats (for vertex shader) </text:p>
      <text:h text:style-name="Heading_20_2" text:outline-level="2">Attribute variables (RO)</text:h>
      <text:p text:style-name="Text_20_body">Set by the application vertex-by-vertex</text:p>
      <text:p text:style-name="Text_20_body">Read by the vertex shader</text:p>
      <text:p text:style-name="Text_20_body">Built-in: gl_Vertex, gl_Normal, gl_Color, gl_MultiTexCoord0<text:span text:style-name="T3">, ...</text:span></text:p>
      <text:p text:style-name="Text_20_body">User defined: at least 16 4-component vectors</text:p>
      <text:h text:style-name="Heading_20_2" text:outline-level="2"><text:span text:style-name="T2">Varying variables (RW, RO)</text:span></text:h>
      <text:p text:style-name="Text_20_body">Values communicated vertex-shader → fragment-shader</text:p>
      <text:p text:style-name="Text_20_body">Set by the vertex shader for each output vertex</text:p>
      <text:p text:style-name="Text_20_body">Interpolated by the rasterizer (in a perspectively correct manner)</text:p>
      <text:p text:style-name="Text_20_body">Read by the fragment shader for each pixel</text:p>
      <text:p text:style-name="Text_20_body">Built-in: gl_FrontColor, gl_BackColor, gl_TexCoord[]<text:span text:style-name="T3">, ...</text:span></text:p>
      <text:p text:style-name="Text_20_body">User defined: At least 32 floats</text:p>
      <text:h text:style-name="Heading_20_1" text:outline-level="1">Special variables</text:h>
      <text:p text:style-name="Text_20_body">Only built-in</text:p>
      <text:p text:style-name="Text_20_body">Communication app&lt;=&gt;pipeline</text:p>
      <text:h text:style-name="Heading_20_2" text:outline-level="2">Special output of Vertex Shader (RW)</text:h>
      <text:p text:style-name="Text_20_body"><text:span text:style-name="T3">Variables that feed the next stages of the pipeline</text:span></text:p>
      <text:p text:style-name="Text_20_body">Built-in: gl_Position (Must be written)<text:span text:style-name="T3">, …</text:span></text:p>
      <text:h text:style-name="Heading_20_2" text:outline-level="2"><text:span text:style-name="T2">Special input to Fragment Shader (RO)</text:span></text:h>
      <text:p text:style-name="P3"><text:span text:style-name="T3">Values created by pipeline</text:span></text:p>
      <text:p text:style-name="P3"><text:span text:style-name="T3">Built-in: <text:s/>gl_FragCoord, …</text:span></text:p>
      <text:h text:style-name="Heading_20_2" text:outline-level="2">Special output of Fragment Shader (RW)</text:h>
      <text:p text:style-name="Text_20_body"><text:span text:style-name="T3">Variables that feed the next stages of the pipeline</text:span></text:p>
      <text:p text:style-name="Text_20_body"><text:span text:style-name="T3">Built-in:</text:span></text:p>
      <text:p text:style-name="P3"><text:tab/><text:span text:style-name="T3">gl_FragColor (pixel color → framebuffer), or</text:span></text:p>
      <text:p text:style-name="P1"><text:tab/>gl_FragData[] (for multiple render targets)</text:p>
      <text:h text:style-name="Heading_20_1" text:outline-level="1"><text:span text:style-name="T2">Constants (RO)</text:span></text:h>
      <text:p text:style-name="P1">Variables set and maintained by OpenGL</text:p>
      <text:p text:style-name="P3"><text:span text:style-name="T3">gl_MaxLights (At least 8), … (lots more)</text:span></text:p>
      <text:p text:style-name="P3"><text:span text:style-name="T3"/></text:p>
      <text:p text:style-name="P10"><text:span text:style-name="T3">GLSL Language</text:span></text:p>
      <text:h text:style-name="Heading_20_1" text:outline-level="1">Based on C/C++</text:h>
      <text:p text:style-name="P4"><text:span text:style-name="T3"><text:tab/></text:span><text:span text:style-name="T2">Similarities</text:span></text:p>
      <text:p text:style-name="P2"><text:tab/><text:tab/>constants, identifiers, operators, expressions</text:p>
      <text:p text:style-name="P2"><text:tab/><text:tab/>for, while, if-then-else</text:p>
      <text:p text:style-name="P2"><text:tab/><text:tab/>{}</text:p>
      <text:p text:style-name="P2"><text:tab/><text:tab/>functions</text:p>
      <text:p text:style-name="P2"><text:tab/><text:tab/>comments //... and /*...*/</text:p>
      <text:p text:style-name="P4"><text:span text:style-name="T3"><text:tab/></text:span><text:span text:style-name="T2">Additions to C/C++</text:span></text:p>
      <text:p text:style-name="P2"><text:tab/><text:tab/>New types: vectors, matrices, samplers</text:p>
      <text:p text:style-name="P2"><text:tab/><text:tab/>Qualifiers: attribute, uniform, varying</text:p>
      <text:p text:style-name="P2"><text:tab/><text:tab/>Parameter passing: in, out, inout, const</text:p>
      <text:p text:style-name="P2"><text:tab/><text:tab/>Many built in functions, most overloaded for vec types</text:p>
      <text:p text:style-name="P2"><text:tab/><text:tab/>Swizzling: .rgba, .xyzw, .stpq, ...</text:p>
      <text:p text:style-name="P4"><text:span text:style-name="T3"><text:tab/></text:span><text:span text:style-name="T2">Missing features from C/C++</text:span></text:p>
      <text:p text:style-name="P4"><text:span text:style-name="T2"><text:tab/></text:span><text:span text:style-name="T3"><text:tab/>No initializers (use constructors)</text:span></text:p>
      <text:p text:style-name="P2"><text:tab/><text:tab/>No C++ class/struct's (C structs exist)</text:p>
      <text:p text:style-name="P2"><text:tab/><text:tab/>No coercion/promotion/auto-casting</text:p>
      <text:p text:style-name="P2"><text:tab/><text:tab/>No pointers, heap, allocation</text:p>
      <text:p text:style-name="P2"><text:tab/><text:tab/>No strings or characters.</text:p>
      <text:p text:style-name="P2"><text:tab/><text:tab/>No double, byte, short, long, or unsigned types</text:p>
      <text:p text:style-name="P2"><text:tab/><text:tab/>No unions, enumerated types, bit fields, or bit operators</text:p>
      <text:p text:style-name="P2"><text:tab/><text:tab/>No #include</text:p>
      <text:p text:style-name="P2"><text:tab/><text:tab/>No stack =&gt; NO RECURSION</text:p>
      <text:p text:style-name="P2"><text:tab/><text:tab/>No typedef</text:p>
      <text:p text:style-name="P2"><text:tab/><text:tab/>No switch/case</text:p>
      <text:p text:style-name="P2"><text:tab/><text:tab/>No goto/labels<text:tab/><text:tab/></text:p>
      <text:h text:style-name="Heading_20_1" text:outline-level="1">Data types</text:h>
      <text:p text:style-name="Text_20_body">Scalar types: </text:p>
      <text:p text:style-name="Text_20_body"><text:tab/>float: single precision</text:p>
      <text:p text:style-name="Text_20_body"><text:tab/>int: at least 16 bits</text:p>
      <text:p text:style-name="Text_20_body"><text:tab/>bool: values are <text:span text:style-name="T2">true</text:span>, or <text:span text:style-name="T2">false</text:span></text:p>
      <text:p text:style-name="Text_20_body">Vector types: vec[234], ivec[234], bvec[234]</text:p>
      <text:p text:style-name="Text_20_body"><text:tab/>Zero based arrays: vec4 P; <text:s/>p[0], … p[3]</text:p>
      <text:p text:style-name="Text_20_body"><text:tab/>Can be swizzled: <text:s/>vec4 P:</text:p>
      <text:p text:style-name="Text_20_body"><text:tab/><text:tab/>P.x, P.y, P.r, P.s… are floats</text:p>
      <text:p text:style-name="Text_20_body"><text:tab/><text:tab/>P.xy, P.st, … are vec2's</text:p>
      <text:p text:style-name="Text_20_body"><text:tab/><text:tab/>P.xyz, P.rgb, … are vec3's</text:p>
      <text:p text:style-name="Text_20_body"><text:tab/><text:tab/>P.zx, P.bgr, … order can be changed</text:p>
      <text:p text:style-name="Text_20_body"><text:tab/><text:tab/>P.xyst... NO: <text:s/>cannot mix families</text:p>
      <text:p text:style-name="Text_20_body"><text:tab/><text:tab/>Families are xyzw, rgba, stpq</text:p>
      <text:p text:style-name="Text_20_body">Matrix types: mat[234] </text:p>
      <text:p text:style-name="Text_20_body"><text:tab/> in column major form: <text:s/>mat4 M: <text:s/>M[i] is column i and of type vec4</text:p>
      <text:p text:style-name="Text_20_body">Sampler types: sampler[1D,2D,3D,Cube,Shadow]</text:p>
      <text:p text:style-name="Text_20_body"><text:tab/>Contain a (reference to) a texture</text:p>
      <text:p text:style-name="Text_20_body"><text:tab/>Allow access to values (sampling)</text:p>
      <text:p text:style-name="Text_20_body"><text:tab/>Including all AA work.</text:p>
      <text:p text:style-name="Text_20_body"><text:tab/>Think of these as const(inited by app), uniform, global</text:p>
      <text:p text:style-name="Text_20_body">Structures:</text:p>
      <text:p text:style-name="Text_20_body"><text:tab/>Like C, can be nested. <text:s/></text:p>
      <text:p text:style-name="Text_20_body"><text:tab/>No methods – this is not a C++ class.</text:p>
      <text:p text:style-name="Text_20_body">Arrays</text:p>
      <text:p text:style-name="Text_20_body"><text:tab/>Size must be declared fixed size, or determinable at compile time</text:p>
      <text:h text:style-name="Heading_20_1" text:outline-level="1"/>
      <text:h text:style-name="P9" text:outline-level="1">Initializers and constructors</text:h>
      <text:p text:style-name="Text_20_body">Examples</text:p>
      <text:p text:style-name="Text_20_body"><text:tab/>float <text:s/>a, b=3.0, c;</text:p>
      <text:p text:style-name="Text_20_body"><text:tab/>float <text:s/>t = 3; <text:s/>// illegal</text:p>
      <text:p text:style-name="Text_20_body"><text:tab/>const float f=0.1; <text:s/>// const must be init'ed</text:p>
      <text:p text:style-name="Text_20_body"><text:tab/>vec2 v = vec2(1.0, 2.0); // NOT vec2 v(1.0,2.0);</text:p>
      <text:p text:style-name="Text_20_body"><text:tab/>mat2 m = mat2(1.0, 2.0, 3.0, 4.0);</text:p>
      <text:p text:style-name="Text_20_body"><text:tab/>vec4 v = vec4(0.0);</text:p>
      <text:p text:style-name="Text_20_body"><text:tab/>vec4 v = vec4(P.xyz, 1.0);</text:p>
      <text:p text:style-name="Text_20_body"><text:tab/>vec3 v = vec3(hvec);</text:p>
      <text:p text:style-name="Text_20_body"><text:tab/> </text:p>
      <text:p text:style-name="Text_20_body"><text:tab/>for a struct: <text:s/>constructor can provide parameters for each component.</text:p>
      <text:h text:style-name="Heading_20_1" text:outline-level="1">Qualifiers</text:h>
      <text:p text:style-name="Text_20_body"><text:span text:style-name="T2">attribute</text:span>: </text:p>
      <text:p text:style-name="Text_20_body"><text:tab/>App → vertex shader, per-vertex <text:s/>communication</text:p>
      <text:p text:style-name="Text_20_body"><text:tab/>Only float, vec*, or mat*, not in array or structure</text:p>
      <text:p text:style-name="P3">uniform:</text:p>
      <text:p text:style-name="P1"><text:tab/>App → any shader, per-primitive communication</text:p>
      <text:p text:style-name="P1"><text:tab/>Shared between all shaders in a program</text:p>
      <text:p text:style-name="P3">varying:</text:p>
      <text:p text:style-name="P1"><text:tab/>vertex shader → fragment shader communication</text:p>
      <text:p text:style-name="P1"><text:tab/>Written by vertex shader per-vertex (RW)</text:p>
      <text:p text:style-name="P1"><text:tab/>Perspective correct interpolation by pipeline</text:p>
      <text:p text:style-name="P1"><text:tab/>Read per-pixel in fragment shader (RO)</text:p>
      <text:p text:style-name="P1"><text:tab/><text:span text:style-name="T2">ONLY</text:span> communication between shaders.</text:p>
      <text:p text:style-name="P3">const:</text:p>
      <text:p text:style-name="P1"><text:tab/>Compile time constant.</text:p>
      <text:p text:style-name="P1"><text:tab/>Visible only per single shader.</text:p>
      <text:p text:style-name="P1">None:</text:p>
      <text:p text:style-name="P1"><text:tab/>Declares a RW variable</text:p>
      <text:p text:style-name="P1"><text:tab/>If global, its shared by all shaders of the same type.</text:p>
      <text:p text:style-name="P1"><text:tab/>Lifetime: a single run of the shader.</text:p>
      <text:h text:style-name="Heading_20_1" text:outline-level="1">Flow Control</text:h>
      <text:p text:style-name="P1">Entry point, one for each type<text:tab/></text:p>
      <text:p text:style-name="P1"><text:tab/>main() </text:p>
      <text:p text:style-name="P1">for, while, do-while:</text:p>
      <text:p text:style-name="P1"><text:tab/>as in C++</text:p>
      <text:p text:style-name="P1"><text:tab/>may declare a variable</text:p>
      <text:p text:style-name="P1"><text:tab/>break and continue as in C</text:p>
      <text:p text:style-name="P1">if, if-else:</text:p>
      <text:p text:style-name="P1"><text:tab/>as in C++</text:p>
      <text:p text:style-name="P1">discard:</text:p>
      <text:p text:style-name="P1"><text:tab/>makes a fragment shader have no effect</text:p>
      <text:p text:style-name="P1">Selection</text:p>
      <text:p text:style-name="P1"><text:tab/>?: operator as in C/C++</text:p>
      <text:h text:style-name="P8" text:outline-level="1">Functions</text:h>
      <text:p text:style-name="P4">As in C++</text:p>
      <text:p text:style-name="P4">Can be prototyped.</text:p>
      <text:p text:style-name="P4">Can be overloaded</text:p>
      <text:p text:style-name="P4">Can return complex types.</text:p>
      <text:p text:style-name="P4">Can NOT recurse!</text:p>
      <text:p text:style-name="P4">Parameters and calling conventions<text:span text:style-name="T2">:</text:span></text:p>
      <text:p text:style-name="P4"><text:span text:style-name="T2"><text:tab/>in</text:span><text:span text:style-name="T3"> parameters are copied into function</text:span></text:p>
      <text:p text:style-name="P4"><text:span text:style-name="T2"><text:tab/>out</text:span><text:span text:style-name="T3"> parameters are copied to caller</text:span></text:p>
      <text:p text:style-name="P4"><text:span text:style-name="T2"><text:tab/>inout</text:span><text:span text:style-name="T3"> parameters are copied both ways</text:span></text:p>
      <text:p text:style-name="P4"><text:span text:style-name="T3"><text:tab/></text:span><text:span text:style-name="T2">const</text:span><text:span text:style-name="T3"> parameters cannot be written to </text:span></text:p>
      <text:p text:style-name="P4"><text:span text:style-name="T2"><text:tab/>Return</text:span><text:span text:style-name="T3"> values are copied out.</text:span></text:p>
      <text:h text:style-name="P8" text:outline-level="1"><text:soft-page-break/>Operations</text:h>
      <text:p text:style-name="P4">Mostly same as C/C++</text:p>
      <text:p text:style-name="P4">Indexing</text:p>
      <text:p text:style-name="P4"><text:tab/>as in C/C++</text:p>
      <text:p text:style-name="P4"><text:tab/>mat* index gives a column vec* </text:p>
      <text:p text:style-name="P4">Plus swizzle:</text:p>
      <text:p text:style-name="P4"><text:tab/>R-values can reorder, subset, repeat,</text:p>
      <text:p text:style-name="P4"><text:tab/>L-values can reorder, subset, not repeat</text:p>
      <text:p text:style-name="P4">Operators apply to vectors component-wise, with some exceptions:</text:p>
      <text:p text:style-name="P4"><text:tab/>matrix*matrix and matrix*vector, and vector*matrix are as in Linear Algebra</text:p>
      <text:p text:style-name="P4"><text:tab/><text:tab/>vector*vector is component-wise</text:p>
      <text:p text:style-name="P4"><text:tab/>Relational ops (&lt;, &gt;, &lt;, &gt;=): only on scalar floats and ints, results in bool</text:p>
      <text:p text:style-name="P4"><text:tab/>Logical ops (!, &amp;&amp;, ||, ^^) <text:s/>only on scalar bool, results in bool</text:p>
      <text:p text:style-name="P4"><text:tab/>equality ops (==, !=): <text:s/>on any type, results in scalar bool</text:p>
      <text:p text:style-name="P4"><text:tab/>There are component wise functions like <text:span text:style-name="T2">equal</text:span><text:span text:style-name="T3">, and </text:span><text:span text:style-name="T2">notEqual</text:span><text:span text:style-name="T3">, and reductions </text:span><text:span text:style-name="T2">all</text:span><text:span text:style-name="T3"> and </text:span><text:span text:style-name="T2">any</text:span><text:span text:style-name="T3">.</text:span></text:p>
      <text:p text:style-name="P4">Assignment:</text:p>
      <text:p text:style-name="P4"><text:tab/>exact match</text:p>
      <text:p text:style-name="P4"><text:tab/>any type except arrays</text:p>
      <text:h text:style-name="Heading_20_1" text:outline-level="1">Built-in functions</text:h>
      <text:p text:style-name="P4">Large set of provided functions</text:p>
      <text:p text:style-name="P4">Most overloaded for float, vec3, vec3, and vec4</text:p>
      <text:p text:style-name="P4">Can be overridden</text:p>
      <text:h text:style-name="Heading_20_1" text:outline-level="1">Preprocessor</text:h>
      <text:p text:style-name="Text_20_body">As in C/C++, except no #include</text:p>
      <text:p text:style-name="Text_20_body"/>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Bitstream Vera Sans Mono1" svg:font-family="'Bitstream Vera Sans Mono'" style:font-adornments="Bold"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2598in" fo:margin-right="0in" fo:margin-top="0.0402in" fo:margin-bottom="0in" fo:text-indent="0in" style:auto-text-indent="false"/>
      <style:text-properties style:font-name="Utopia" fo:font-weight="normal"/>
    </style:style>
    <style:style style:name="Text_20_body" style:display-name="Text body" style:family="paragraph" style:parent-style-name="Standard" style:class="text">
      <style:paragraph-properties fo:margin-top="0in" fo:margin-bottom="0in"/>
      <style:text-properties style:font-name="Bitstream Vera Serif" fo:font-size="10pt"/>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left="0in" fo:margin-right="0in" fo:margin-top="0.1701in" fo:margin-bottom="0.1598in" fo:text-align="center" style:justify-single-word="false" fo:text-indent="0in" style:auto-text-indent="false" fo:keep-with-next="always"/>
      <style:text-properties style:font-name="Bitstream Vera Serif1"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201in" fo:margin-bottom="0in" fo:text-align="start" style:justify-single-word="false"/>
      <style:text-properties style:font-name="Bitstream Vera Serif1" fo:font-size="1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402in" fo:margin-right="0in" fo:margin-top="0in" fo:margin-bottom="0in" fo:text-align="start" style:justify-single-word="false" fo:text-indent="0in" style:auto-text-indent="false"/>
      <style:text-properties fo:font-size="10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left="0in" fo:margin-right="0in" fo:margin-top="0.0835in" fo:margin-bottom="0.0835in" fo:text-indent="0in" style:auto-text-indent="false" text:number-lines="false" text:line-number="0"/>
      <style:text-properties style:font-name="Times" fo:font-size="10pt" fo:font-style="italic" style:font-size-asian="10pt" style:font-style-asian="italic" style:font-weight-asian="normal"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Table_20_Contents" style:display-name="Table Contents" style:family="paragraph" style:parent-style-name="Standard" style:class="extra">
      <style:paragraph-properties fo:margin-top="0in" fo:margin-bottom="0in" text:number-lines="false" text:line-number="0"/>
      <style:text-properties style:font-name="Bitstream Vera Serif"/>
    </style:style>
    <style:style style:name="Table_20_Heading" style:display-name="Table Heading" style:family="paragraph" style:parent-style-name="Table_20_Contents" style:class="extra">
      <style:paragraph-properties fo:margin-left="0.05in" fo:margin-right="0in" fo:text-align="start" style:justify-single-word="false" fo:text-indent="0in" style:auto-text-indent="false" text:number-lines="false" text:line-number="0"/>
      <style:text-properties style:font-name="Bitstream Vera Serif1" fo:font-size="12pt"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Bitstream Vera Sans Mono1" fo:font-size="10pt" fo:font-weight="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2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0z0" style:family="text">
      <style:text-properties style:font-name="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ffffff" style:background-transparency="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9-06T10:58:19</meta:creation-date>
    <dc:date>2009-09-14T10:44:00</dc:date>
    <meta:print-date>2009-09-09T11:07:24</meta:print-date>
    <meta:editing-cycles>281</meta:editing-cycles>
    <meta:editing-duration>PT279H06M30S</meta:editing-duration>
    <meta:document-statistic meta:table-count="0" meta:image-count="0" meta:object-count="2" meta:page-count="5" meta:paragraph-count="215" meta:word-count="1076" meta:character-count="729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905cm" svg:height="1.27cm" svg:x="1cm" svg:y="4.635cm">
          <text:p text:style-name="P1"><text:span text:style-name="T1">Per-vertex</text:span></text:p>
          <text:p text:style-name="P1"><text:span text:style-name="T1">operations</text:span></text:p>
        </draw:rect>
        <draw:line draw:style-name="gr2" draw:text-style-name="P1" draw:layer="layout" svg:x1="2.94cm" svg:y1="5.27cm" svg:x2="3.575cm" svg:y2="5.27cm">
          <text:p/>
        </draw:line>
        <draw:rect draw:style-name="gr1" draw:text-style-name="P2" draw:layer="layout" svg:width="1.879cm" svg:height="1.27cm" svg:x="3.601cm" svg:y="4.635cm">
          <text:p text:style-name="P1"><text:span text:style-name="T1">Primitive</text:span></text:p>
          <text:p text:style-name="P1"><text:span text:style-name="T1">assembly</text:span></text:p>
        </draw:rect>
        <draw:line draw:style-name="gr2" draw:text-style-name="P1" draw:layer="layout" svg:x1="5.541cm" svg:y1="5.27cm" svg:x2="6.176cm" svg:y2="5.27cm">
          <text:p/>
        </draw:line>
        <draw:rect draw:style-name="gr1" draw:text-style-name="P2" draw:layer="layout" svg:width="1.953cm" svg:height="1.27cm" svg:x="6.202cm" svg:y="4.635cm">
          <text:p text:style-name="P1"><text:span text:style-name="T1">Primitive</text:span></text:p>
          <text:p text:style-name="P1"><text:span text:style-name="T1">processing</text:span></text:p>
        </draw:rect>
        <draw:line draw:style-name="gr2" draw:text-style-name="P1" draw:layer="layout" svg:x1="8.142cm" svg:y1="5.27cm" svg:x2="8.777cm" svg:y2="5.27cm">
          <text:p/>
        </draw:line>
        <draw:rect draw:style-name="gr1" draw:text-style-name="P2" draw:layer="layout" svg:width="1.927cm" svg:height="1.27cm" svg:x="8.803cm" svg:y="4.635cm">
          <text:p text:style-name="P1"><text:span text:style-name="T1">Rasterize</text:span></text:p>
        </draw:rect>
        <draw:line draw:style-name="gr2" draw:text-style-name="P1" draw:layer="layout" svg:x1="10.743cm" svg:y1="5.27cm" svg:x2="11.378cm" svg:y2="5.27cm">
          <text:p/>
        </draw:line>
        <draw:rect draw:style-name="gr1" draw:text-style-name="P2" draw:layer="layout" svg:width="1.927cm" svg:height="1.27cm" svg:x="11.404cm" svg:y="4.635cm">
          <text:p text:style-name="P1"><text:span text:style-name="T1">Fragment</text:span></text:p>
          <text:p text:style-name="P1"><text:span text:style-name="T1">Processing</text:span></text:p>
        </draw:rect>
        <draw:line draw:style-name="gr2" draw:text-style-name="P1" draw:layer="layout" svg:x1="13.344cm" svg:y1="5.27cm" svg:x2="13.979cm" svg:y2="5.27cm">
          <text:p/>
        </draw:line>
        <draw:rect draw:style-name="gr1" draw:text-style-name="P2" draw:layer="layout" svg:width="1.927cm" svg:height="1.27cm" svg:x="14.005cm" svg:y="4.635cm">
          <text:p text:style-name="P1"><text:span text:style-name="T1">Per-</text:span></text:p>
          <text:p text:style-name="P1"><text:span text:style-name="T1">fragment</text:span></text:p>
          <text:p text:style-name="P1"><text:span text:style-name="T1">Operations</text:span></text:p>
        </draw:rect>
        <draw:line draw:style-name="gr2" draw:text-style-name="P1" draw:layer="layout" svg:x1="15.945cm" svg:y1="5.27cm" svg:x2="16.58cm" svg:y2="5.27cm">
          <text:p/>
        </draw:line>
        <draw:rect draw:style-name="gr1" draw:text-style-name="P2" draw:layer="layout" svg:width="1.927cm" svg:height="1.27cm" svg:x="16.606cm" svg:y="4.635cm">
          <text:p text:style-name="P1"><text:span text:style-name="T1">Frame</text:span></text:p>
          <text:p text:style-name="P1"><text:span text:style-name="T1">Buffer</text:span></text:p>
          <text:p text:style-name="P1"><text:span text:style-name="T1">Operation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color="#ffff66" draw:textarea-horizontal-align="justify" draw:textarea-vertical-align="middle" draw:auto-grow-height="false"/>
    </style:style>
    <style:style style:name="gr2" style:family="graphic" style:parent-style-name="standard">
      <style:graphic-properties draw:fill-color="#94bd5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9966cc" draw:textarea-horizontal-align="center" draw:textarea-vertical-align="middle"/>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marker-end="Arrow" draw:marker-end-width="0.203cm" draw:textarea-horizontal-align="center" draw:textarea-vertical-align="middle"/>
    </style:style>
    <style:style style:name="gr7" style:family="graphic" style:parent-style-name="standard">
      <style:graphic-properties draw:fill-color="#ffff66"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1.05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9pt" style:font-size-asian="9pt" style:font-size-complex="9pt"/>
    </style:style>
    <style:style style:name="P6"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2.876cm" svg:x="8.32cm" svg:y="5.949cm">
          <text:p text:style-name="P1"><text:span text:style-name="T1">Pipeline</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ircle draw:style-name="gr2" draw:text-style-name="P3" draw:layer="layout" svg:width="1.905cm" svg:height="1.905cm" svg:x="15.677cm" svg:y="6.393cm">
          <text:p text:style-name="P1"><text:span text:style-name="T3">Fragment</text:span></text:p>
          <text:p text:style-name="P1"><text:span text:style-name="T3">Shader</text:span></text:p>
        </draw:circle>
        <draw:circle draw:style-name="gr2" draw:text-style-name="P3" draw:layer="layout" svg:width="1.905cm" svg:height="1.905cm" svg:x="15.576cm" svg:y="6.492cm">
          <text:p text:style-name="P1"><text:span text:style-name="T3">Fragment</text:span></text:p>
          <text:p text:style-name="P1"><text:span text:style-name="T3">Shader</text:span></text:p>
        </draw:circle>
        <draw:circle draw:style-name="gr2" draw:text-style-name="P3" draw:layer="layout" svg:width="1.905cm" svg:height="1.905cm" svg:x="15.475cm" svg:y="6.591cm">
          <text:p text:style-name="P1"><text:span text:style-name="T3">Fragment</text:span></text:p>
          <text:p text:style-name="P1"><text:span text:style-name="T3">Shader</text:span></text:p>
        </draw:circle>
        <draw:circle draw:style-name="gr2" draw:text-style-name="P3" draw:layer="layout" svg:width="1.905cm" svg:height="1.905cm" svg:x="4.038cm" svg:y="6.418cm">
          <text:p text:style-name="P1"><text:span text:style-name="T3">Vertex</text:span></text:p>
          <text:p text:style-name="P1"><text:span text:style-name="T3">Shader</text:span></text:p>
        </draw:circle>
        <draw:circle draw:style-name="gr2" draw:text-style-name="P3" draw:layer="layout" svg:width="1.905cm" svg:height="1.905cm" svg:x="3.937cm" svg:y="6.517cm">
          <text:p text:style-name="P1"><text:span text:style-name="T3">Vertex</text:span></text:p>
          <text:p text:style-name="P1"><text:span text:style-name="T3">Shader</text:span></text:p>
        </draw:circle>
        <draw:circle draw:style-name="gr2" draw:text-style-name="P3" draw:layer="layout" svg:width="1.905cm" svg:height="1.905cm" svg:x="3.836cm" svg:y="6.616cm">
          <text:p text:style-name="P1"><text:span text:style-name="T3">Vertex</text:span></text:p>
          <text:p text:style-name="P1"><text:span text:style-name="T3">Shader</text:span></text:p>
        </draw:circle>
        <draw:circle draw:style-name="gr2" draw:text-style-name="P3" draw:id="id2" draw:layer="layout" svg:width="1.905cm" svg:height="1.905cm" svg:x="3.735cm" svg:y="6.715cm">
          <text:p text:style-name="P1"><text:span text:style-name="T3">Vertex</text:span></text:p>
          <text:p text:style-name="P1"><text:span text:style-name="T3">Shader</text:span></text:p>
        </draw:circle>
        <draw:circle draw:style-name="gr2" draw:text-style-name="P3" draw:id="id3" draw:layer="layout" svg:width="1.905cm" svg:height="1.905cm" svg:x="15.374cm" svg:y="6.69cm">
          <text:p text:style-name="P1"><text:span text:style-name="T3">Fragment</text:span></text:p>
          <text:p text:style-name="P1"><text:span text:style-name="T3">Shader</text:span></text:p>
        </draw:circle>
        <draw:rect draw:style-name="gr3" draw:text-style-name="P3" draw:id="id1" draw:layer="layout" svg:width="3.175cm" svg:height="1.27cm" svg:x="9.245cm" svg:y="3.34cm" draw:corner-radius="0.635cm">
          <text:p text:style-name="P1"><text:span text:style-name="T4">Uniform</text:span><text:span text:style-name="T3"> variables</text:span></text:p>
          <text:p text:style-name="P1"><text:span text:style-name="T3">(rarely changing)</text:span></text:p>
        </draw:rect>
        <draw:rect draw:style-name="gr3" draw:text-style-name="P3" draw:id="id4" draw:layer="layout" svg:width="3.81cm" svg:height="1.269cm" svg:x="1.035cm" svg:y="3.45cm" draw:corner-radius="0.635cm">
          <text:p text:style-name="P1"><text:span text:style-name="T4">Attribute</text:span><text:span text:style-name="T3"> variables</text:span></text:p>
          <text:p text:style-name="P1"><text:span text:style-name="T3">(specified per-vertex)</text:span></text:p>
        </draw:rect>
        <draw:rect draw:style-name="gr4" draw:text-style-name="P3" draw:id="id7" draw:layer="layout" svg:width="3.24cm" svg:height="0.613cm" svg:x="17.865cm" svg:y="7.35cm" draw:corner-radius="0.57cm">
          <text:p text:style-name="P1"><text:span text:style-name="T3">Special output</text:span></text:p>
        </draw:rect>
        <draw:connector draw:style-name="gr5" draw:text-style-name="P1" draw:layer="layout" draw:type="curve" svg:x1="10.832cm" svg:y1="4.61cm" svg:x2="4.687cm" svg:y2="6.715cm" draw:start-shape="id1" draw:end-shape="id2" draw:end-glue-point="0" svg:d="m10832 4610c0 1579-6145 527-6145 2105">
          <text:p/>
        </draw:connector>
        <draw:connector draw:style-name="gr5" draw:text-style-name="P1" draw:layer="layout" draw:type="curve" svg:x1="10.832cm" svg:y1="4.61cm" svg:x2="16.326cm" svg:y2="6.69cm" draw:start-shape="id1" draw:start-glue-point="2" draw:end-shape="id3" draw:end-glue-point="0" svg:d="m10832 4610c0 1560 5494 520 5494 2080">
          <text:p/>
        </draw:connector>
        <draw:connector draw:style-name="gr5" draw:text-style-name="P1" draw:layer="layout" draw:type="curve" svg:x1="2.94cm" svg:y1="4.719cm" svg:x2="3.735cm" svg:y2="7.667cm" draw:start-shape="id4" draw:start-glue-point="2" draw:end-shape="id2" draw:end-glue-point="3" svg:d="m2940 4719c0 1966 265 2948 795 2948">
          <text:p/>
        </draw:connector>
        <draw:connector draw:style-name="gr6" draw:text-style-name="P4" draw:layer="layout" draw:type="curve" svg:x1="5.64cm" svg:y1="7.667cm" svg:x2="9.255cm" svg:y2="7.15cm" draw:start-shape="id2" draw:start-glue-point="1" draw:end-shape="id5" draw:end-glue-point="3" svg:d="m5640 7667c2712 0 905-517 3615-517">
          <text:p/>
        </draw:connector>
        <draw:connector draw:style-name="gr6" draw:text-style-name="P5" draw:layer="layout" draw:type="curve" svg:x1="5.64cm" svg:y1="7.667cm" svg:x2="8.32cm" svg:y2="8.462cm" draw:start-shape="id2" draw:start-glue-point="1" draw:end-shape="id6" draw:end-glue-point="3" svg:d="m5640 7667c2010 0 670 795 2680 795">
          <text:p/>
        </draw:connector>
        <draw:connector draw:style-name="gr5" draw:text-style-name="P1" draw:layer="layout" draw:type="curve" svg:x1="17.279cm" svg:y1="7.642cm" svg:x2="17.865cm" svg:y2="7.656cm" draw:start-shape="id3" draw:start-glue-point="1" draw:end-shape="id7" draw:end-glue-point="3" svg:d="m17279 7642c439 0 147 14 586 14">
          <text:p/>
        </draw:connector>
        <draw:rect draw:style-name="gr7" draw:text-style-name="P3" draw:id="id8" draw:layer="layout" svg:width="2.54cm" svg:height="0.634cm" svg:x="3.64cm" svg:y="2.006cm">
          <text:p text:style-name="P1"><text:span text:style-name="T4">Application</text:span></text:p>
        </draw:rect>
        <draw:connector draw:style-name="gr8" draw:text-style-name="P1" draw:layer="layout" draw:type="curve" svg:x1="4.91cm" svg:y1="2.64cm" svg:x2="2.94cm" svg:y2="3.45cm" draw:start-shape="id8" draw:start-glue-point="2" draw:end-shape="id4" draw:end-glue-point="0" svg:d="m4910 2640c0 607-1970 203-1970 810">
          <text:p/>
        </draw:connector>
        <draw:connector draw:style-name="gr8" draw:text-style-name="P1" draw:layer="layout" draw:type="curve" svg:x1="4.91cm" svg:y1="2.64cm" svg:x2="9.245cm" svg:y2="3.975cm" draw:start-shape="id8" draw:start-glue-point="2" draw:end-shape="id1" draw:end-glue-point="3" svg:d="m4910 2640c0 890 1445 1335 4335 1335">
          <text:p/>
        </draw:connector>
        <draw:connector draw:style-name="gr6" draw:text-style-name="P4" draw:layer="layout" draw:type="curve" svg:x1="12.43cm" svg:y1="7.15cm" svg:x2="15.374cm" svg:y2="7.642cm" draw:start-shape="id5" draw:start-glue-point="1" draw:end-shape="id3" draw:end-glue-point="3" svg:d="m12430 7150c2208 0 736 492 2944 492">
          <text:p/>
        </draw:connector>
        <draw:connector draw:style-name="gr6" draw:text-style-name="P5" draw:layer="layout" draw:type="curve" svg:x1="13.473cm" svg:y1="8.428cm" svg:x2="15.374cm" svg:y2="7.642cm" draw:start-shape="id9" draw:start-glue-point="1" draw:end-shape="id3" draw:end-glue-point="3" svg:d="m13473 8428c1426 0 476-786 1901-786">
          <text:p/>
        </draw:connector>
        <draw:frame draw:style-name="gr9" draw:text-style-name="P6" draw:id="id6" draw:layer="layout" svg:width="1.81cm" svg:height="0.887cm" svg:x="8.32cm" svg:y="8.019cm">
          <draw:text-box>
            <text:p><text:span text:style-name="T5">Specials</text:span></text:p>
            <text:p><text:span text:style-name="T5">consumed</text:span></text:p>
          </draw:text-box>
        </draw:frame>
        <draw:frame draw:style-name="gr10" draw:text-style-name="P6" draw:id="id9" draw:layer="layout" svg:width="1.678cm" svg:height="0.887cm" svg:x="11.795cm" svg:y="7.985cm">
          <draw:text-box>
            <text:p><text:span text:style-name="T5">Specials</text:span></text:p>
            <text:p><text:span text:style-name="T5">produced</text:span></text:p>
          </draw:text-box>
        </draw:frame>
        <draw:rect draw:style-name="gr3" draw:text-style-name="P3" draw:id="id5" draw:layer="layout" svg:width="3.175cm" svg:height="1.27cm" svg:x="9.255cm" svg:y="6.515cm" draw:corner-radius="0.635cm">
          <text:p text:style-name="P1"><text:span text:style-name="T4">Varying</text:span><text:span text:style-name="T3"> variables</text:span></text:p>
          <text:p text:style-name="P1"><text:span text:style-name="T3">(interpolated)</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